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04c" officeooo:paragraph-rsid="000b204c"/>
    </style:style>
    <style:style style:name="P2" style:family="paragraph" style:parent-style-name="Standard">
      <style:paragraph-properties fo:text-align="end" style:justify-single-word="false"/>
      <style:text-properties fo:font-size="16pt" style:text-underline-style="none" fo:font-weight="normal" officeooo:rsid="000b204c" officeooo:paragraph-rsid="000b204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204c" officeooo:paragraph-rsid="000b20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6348" officeooo:paragraph-rsid="000c6348" style:font-size-asian="10.5pt" style:font-weight-asian="normal" style:font-size-complex="12pt" style:font-weight-complex="normal"/>
    </style:style>
    <style:style style:name="T1" style:family="text">
      <style:text-properties officeooo:rsid="000c6348"/>
    </style:style>
    <style:style style:name="T2" style:family="text">
      <style:text-properties officeooo:rsid="000f2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ntents</text:p>
      <text:p text:style-name="P3">Foreword</text:p>
      <text:p text:style-name="P3"/>
      <text:p text:style-name="P3">Introduction</text:p>
      <text:p text:style-name="P3"/>
      <text:p text:style-name="P3">1<text:tab/><text:span text:style-name="T1">Scope</text:span></text:p>
      <text:p text:style-name="P3"/>
      <text:p text:style-name="P4">2<text:tab/>References</text:p>
      <text:p text:style-name="P4"/>
      <text:p text:style-name="P4">3<text:tab/>Terms, condition and abbreviated terms</text:p>
      <text:p text:style-name="P4"/>
      <text:p text:style-name="P4">4<text:tab/>Subsystems common commands</text:p>
      <text:p text:style-name="P4"/>
      <text:p text:style-name="P4">5<text:tab/>On-Board Computer (OBC) commands</text:p>
      <text:p text:style-name="P4"/>
      <text:p text:style-name="P4">6<text:tab/>Electrical Power System (EPS) commands</text:p>
      <text:p text:style-name="P4"/>
      <text:p text:style-name="P4">7<text:tab/>Communication System (COMMS) command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8:34:20.197548979</meta:creation-date>
    <dc:date>2016-02-13T19:01:04.914958275</dc:date>
    <meta:editing-duration>PT6M32S</meta:editing-duration>
    <meta:editing-cycles>1</meta:editing-cycles>
    <meta:document-statistic meta:table-count="0" meta:image-count="0" meta:object-count="0" meta:page-count="1" meta:paragraph-count="10" meta:word-count="33" meta:character-count="228" meta:non-whitespace-character-count="205"/>
    <meta:generator>LibreOffice/5.0.4.2$Linux_X86_64 LibreOffice_project/00m0$Build-2</meta:generator>
  </office:meta>
</office:document-meta>
</file>